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98mm"/>
    </style:style>
    <style:style style:name="co2" style:family="table-column">
      <style:table-column-properties fo:break-before="auto" style:column-width="32.1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6mm" svg:height="90.04mm" svg:x="328.74mm" svg:y="57.11mm">
            <draw:object draw:notify-on-update-of-ranges="Sheet1.D4:Sheet1.F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0.35mm" svg:height="93.22mm" svg:x="327.9mm" svg:y="56.58mm">
            <draw:object draw:notify-on-update-of-ranges="Sheet1.B2:Sheet1.B2 Sheet1.C2:Sheet1.G2 Sheet1.B3:Sheet1.B3 Sheet1.C3:Sheet1.G3 Sheet1.B4:Sheet1.B4 Sheet1.C4:Sheet1.G4 Sheet1.B5:Sheet1.B5 Sheet1.C5:Sheet1.G5 Sheet1.B6:Sheet1.B6 Sheet1.C6:Sheet1.G6 Sheet1.B7:Sheet1.B7 Sheet1.C7:Sheet1.G7 Sheet1.B8:Sheet1.B8 Sheet1.C8:Sheet1.G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 Thead</text:p>
          </table:table-cell>
          <table:table-cell/>
          <table:table-cell office:value-type="float" office:value="2.47733265720308" calcext:value-type="float">
            <text:p>2.47733265720308</text:p>
          </table:table-cell>
          <table:table-cell office:value-type="float" office:value="2.75300196309884" calcext:value-type="float">
            <text:p>2.75300196309884</text:p>
          </table:table-cell>
          <table:table-cell office:value-type="float" office:value="2.55821420438588" calcext:value-type="float">
            <text:p>2.558214204385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 Threads</text:p>
          </table:table-cell>
          <table:table-cell/>
          <table:table-cell office:value-type="float" office:value="3.60240755043924" calcext:value-type="float">
            <text:p>3.60240755043924</text:p>
          </table:table-cell>
          <table:table-cell office:value-type="float" office:value="3.70159397150079" calcext:value-type="float">
            <text:p>3.70159397150079</text:p>
          </table:table-cell>
          <table:table-cell office:value-type="float" office:value="3.41986277078589" calcext:value-type="float">
            <text:p>3.4198627707858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 Threads</text:p>
          </table:table-cell>
          <table:table-cell/>
          <table:table-cell office:value-type="float" office:value="6.0905909029146" calcext:value-type="float">
            <text:p>6.0905909029146</text:p>
          </table:table-cell>
          <table:table-cell office:value-type="float" office:value="5.9459515530616" calcext:value-type="float">
            <text:p>5.9459515530616</text:p>
          </table:table-cell>
          <table:table-cell office:value-type="float" office:value="5.73162462065617" calcext:value-type="float">
            <text:p>5.7316246206561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8 Threads</text:p>
          </table:table-cell>
          <table:table-cell/>
          <table:table-cell office:value-type="float" office:value="11.5653706323355" calcext:value-type="float">
            <text:p>11.5653706323355</text:p>
          </table:table-cell>
          <table:table-cell office:value-type="float" office:value="11.6875296756625" calcext:value-type="float">
            <text:p>11.6875296756625</text:p>
          </table:table-cell>
          <table:table-cell office:value-type="float" office:value="10.8692081297437" calcext:value-type="float">
            <text:p>10.869208129743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6 Treads</text:p>
          </table:table-cell>
          <table:table-cell/>
          <table:table-cell office:value-type="float" office:value="23.135233098641" calcext:value-type="float">
            <text:p>23.135233098641</text:p>
          </table:table-cell>
          <table:table-cell office:value-type="float" office:value="21.6674133179088" calcext:value-type="float">
            <text:p>21.6674133179088</text:p>
          </table:table-cell>
          <table:table-cell office:value-type="float" office:value="21.6967345289886" calcext:value-type="float">
            <text:p>21.696734528988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2 Threads</text:p>
          </table:table-cell>
          <table:table-cell/>
          <table:table-cell office:value-type="float" office:value="44.5576813692848" calcext:value-type="float">
            <text:p>44.5576813692848</text:p>
          </table:table-cell>
          <table:table-cell office:value-type="float" office:value="39.0622379630804" calcext:value-type="float">
            <text:p>39.0622379630804</text:p>
          </table:table-cell>
          <table:table-cell office:value-type="float" office:value="41.154124536862" calcext:value-type="float">
            <text:p>41.154124536862</text:p>
          </table:table-cell>
          <table:table-cell table:number-columns-repeated="3"/>
        </table:table-row>
        <table:table-row table:style-name="ro1" table:number-rows-repeated="6">
          <table:table-cell table:number-columns-repeated="9"/>
        </table:table-row>
        <table:table-row table:style-name="ro1">
          <table:table-cell table:style-name="ce1" office:value-type="string" calcext:value-type="string">
            <text:p>1 Pod</text:p>
          </table:table-cell>
          <table:table-cell table:style-name="ce1" office:value-type="string" calcext:value-type="string">
            <text:p>1 Thread</text:p>
          </table:table-cell>
          <table:table-cell table:style-name="ce1" office:value-type="string" calcext:value-type="string">
            <text:p>2 Threads</text:p>
          </table:table-cell>
          <table:table-cell table:style-name="ce1" office:value-type="string" calcext:value-type="string">
            <text:p>4 Threads</text:p>
          </table:table-cell>
          <table:table-cell table:style-name="ce1" office:value-type="string" calcext:value-type="string">
            <text:p>8 Threads</text:p>
          </table:table-cell>
          <table:table-cell table:style-name="ce1" office:value-type="string" calcext:value-type="string">
            <text:p>16 Treads</text:p>
          </table:table-cell>
          <table:table-cell table:style-name="ce1" office:value-type="string" calcext:value-type="string">
            <text:p>32 Threads</text:p>
          </table:table-cell>
          <table:table-cell/>
          <table:table-cell office:value-type="string" calcext:value-type="string">
            <text:p>Avg Thread Time</text:p>
          </table:table-cell>
        </table:table-row>
        <table:table-row table:style-name="ro1">
          <table:table-cell table:style-name="ce2" office:value-type="string" calcext:value-type="string">
            <text:p>Total Script Time</text:p>
          </table:table-cell>
          <table:table-cell table:style-name="ce2" office:value-type="float" office:value="320.235244989395" calcext:value-type="float">
            <text:p>320.235244989395</text:p>
          </table:table-cell>
          <table:table-cell table:style-name="ce2" office:value-type="float" office:value="228.804538011551" calcext:value-type="float">
            <text:p>228.804538011551</text:p>
          </table:table-cell>
          <table:table-cell table:style-name="ce2" office:value-type="float" office:value="197.290728092194" calcext:value-type="float">
            <text:p>197.290728092194</text:p>
          </table:table-cell>
          <table:table-cell table:style-name="ce2" office:value-type="float" office:value="191.412471055985" calcext:value-type="float">
            <text:p>191.412471055985</text:p>
          </table:table-cell>
          <table:table-cell table:style-name="ce2" office:value-type="float" office:value="183.463159322739" calcext:value-type="float">
            <text:p>183.463159322739</text:p>
          </table:table-cell>
          <table:table-cell table:style-name="ce2" office:value-type="float" office:value="245.106333494186" calcext:value-type="float">
            <text:p>245.106333494186</text:p>
          </table:table-cell>
          <table:table-cell/>
          <table:table-cell office:value-type="float" office:value="2.47733265720308" calcext:value-type="float">
            <text:p>2.47733265720308</text:p>
          </table:table-cell>
        </table:table-row>
        <table:table-row table:style-name="ro1">
          <table:table-cell table:style-name="ce2" office:value-type="string" calcext:value-type="string">
            <text:p>Total Script Time</text:p>
          </table:table-cell>
          <table:table-cell table:style-name="ce2" office:value-type="float" office:value="318.508460998535" calcext:value-type="float">
            <text:p>318.508460998535</text:p>
          </table:table-cell>
          <table:table-cell table:style-name="ce2" office:value-type="float" office:value="229.831486940384" calcext:value-type="float">
            <text:p>229.831486940384</text:p>
          </table:table-cell>
          <table:table-cell table:style-name="ce2" office:value-type="float" office:value="195.63890838623" calcext:value-type="float">
            <text:p>195.63890838623</text:p>
          </table:table-cell>
          <table:table-cell table:style-name="ce2" office:value-type="float" office:value="189.679718732834" calcext:value-type="float">
            <text:p>189.679718732834</text:p>
          </table:table-cell>
          <table:table-cell table:style-name="ce2" office:value-type="float" office:value="184.593650579453" calcext:value-type="float">
            <text:p>184.593650579453</text:p>
          </table:table-cell>
          <table:table-cell table:style-name="ce2" office:value-type="float" office:value="190.418718338013" calcext:value-type="float">
            <text:p>190.418718338013</text:p>
          </table:table-cell>
          <table:table-cell/>
          <table:table-cell office:value-type="float" office:value="3.60240755043924" calcext:value-type="float">
            <text:p>3.60240755043924</text:p>
          </table:table-cell>
        </table:table-row>
        <table:table-row table:style-name="ro1">
          <table:table-cell table:style-name="ce2" office:value-type="string" calcext:value-type="string">
            <text:p>Total Script Time</text:p>
          </table:table-cell>
          <table:table-cell table:style-name="ce2" office:value-type="float" office:value="312.766458272934" calcext:value-type="float">
            <text:p>312.766458272934</text:p>
          </table:table-cell>
          <table:table-cell table:style-name="ce2" office:value-type="float" office:value="235.308358192444" calcext:value-type="float">
            <text:p>235.308358192444</text:p>
          </table:table-cell>
          <table:table-cell table:style-name="ce2" office:value-type="float" office:value="195.966304063797" calcext:value-type="float">
            <text:p>195.966304063797</text:p>
          </table:table-cell>
          <table:table-cell table:style-name="ce2" office:value-type="float" office:value="182.697675228119" calcext:value-type="float">
            <text:p>182.697675228119</text:p>
          </table:table-cell>
          <table:table-cell table:style-name="ce2" office:value-type="float" office:value="199.400870800018" calcext:value-type="float">
            <text:p>199.400870800018</text:p>
          </table:table-cell>
          <table:table-cell table:style-name="ce2" office:value-type="float" office:value="242.621364355087" calcext:value-type="float">
            <text:p>242.621364355087</text:p>
          </table:table-cell>
          <table:table-cell/>
          <table:table-cell office:value-type="float" office:value="6.0905909029146" calcext:value-type="float">
            <text:p>6.0905909029146</text:p>
          </table:table-cell>
        </table:table-row>
        <table:table-row table:style-name="ro1">
          <table:table-cell table:style-name="ce1" office:value-type="string" calcext:value-type="string">
            <text:p>Average Total Script Time</text:p>
          </table:table-cell>
          <table:table-cell table:style-name="ce1" table:formula="of:=AVERAGE([.B16:.B18])" office:value-type="float" office:value="317.170054753621" calcext:value-type="float">
            <text:p>317.170054753621</text:p>
          </table:table-cell>
          <table:table-cell table:style-name="ce1" table:formula="of:=AVERAGE([.C16:.C18])" office:value-type="float" office:value="231.31479438146" calcext:value-type="float">
            <text:p>231.31479438146</text:p>
          </table:table-cell>
          <table:table-cell table:style-name="ce1" table:formula="of:=AVERAGE([.D16:.D18])" office:value-type="float" office:value="196.298646847407" calcext:value-type="float">
            <text:p>196.298646847407</text:p>
          </table:table-cell>
          <table:table-cell table:style-name="ce1" table:formula="of:=AVERAGE([.E16:.E18])" office:value-type="float" office:value="187.929955005646" calcext:value-type="float">
            <text:p>187.929955005646</text:p>
          </table:table-cell>
          <table:table-cell table:style-name="ce1" table:formula="of:=AVERAGE([.F16:.F18])" office:value-type="float" office:value="189.15256023407" calcext:value-type="float">
            <text:p>189.15256023407</text:p>
          </table:table-cell>
          <table:table-cell table:style-name="ce1" table:formula="of:=AVERAGE([.G16:.G18])" office:value-type="float" office:value="226.048805395762" calcext:value-type="float">
            <text:p>226.048805395762</text:p>
          </table:table-cell>
          <table:table-cell/>
          <table:table-cell office:value-type="float" office:value="11.5653706323355" calcext:value-type="float">
            <text:p>11.5653706323355</text:p>
          </table:table-cell>
        </table:table-row>
        <table:table-row table:style-name="ro1">
          <table:table-cell table:style-name="ce2" office:value-type="string" calcext:value-type="string">
            <text:p>Thread Time</text:p>
          </table:table-cell>
          <table:table-cell table:style-name="ce2" office:value-type="float" office:value="2.50132056884468" calcext:value-type="float">
            <text:p>2.50132056884468</text:p>
          </table:table-cell>
          <table:table-cell table:style-name="ce2" office:value-type="float" office:value="3.56116703338921" calcext:value-type="float">
            <text:p>3.56116703338921</text:p>
          </table:table-cell>
          <table:table-cell table:style-name="ce2" office:value-type="float" office:value="6.12866657972336" calcext:value-type="float">
            <text:p>6.12866657972336</text:p>
          </table:table-cell>
          <table:table-cell table:style-name="ce2" office:value-type="float" office:value="11.7573499344289" calcext:value-type="float">
            <text:p>11.7573499344289</text:p>
          </table:table-cell>
          <table:table-cell table:style-name="ce2" office:value-type="float" office:value="22.3462867774069" calcext:value-type="float">
            <text:p>22.3462867774069</text:p>
          </table:table-cell>
          <table:table-cell table:style-name="ce2" office:value-type="float" office:value="43.3273947909474" calcext:value-type="float">
            <text:p>43.3273947909474</text:p>
          </table:table-cell>
          <table:table-cell/>
          <table:table-cell office:value-type="float" office:value="23.135233098641" calcext:value-type="float">
            <text:p>23.135233098641</text:p>
          </table:table-cell>
        </table:table-row>
        <table:table-row table:style-name="ro1">
          <table:table-cell table:style-name="ce2" office:value-type="string" calcext:value-type="string">
            <text:p>Thread Time</text:p>
          </table:table-cell>
          <table:table-cell table:style-name="ce2" office:value-type="float" office:value="2.48777810111642" calcext:value-type="float">
            <text:p>2.48777810111642</text:p>
          </table:table-cell>
          <table:table-cell table:style-name="ce2" office:value-type="float" office:value="3.57944508455694" calcext:value-type="float">
            <text:p>3.57944508455694</text:p>
          </table:table-cell>
          <table:table-cell table:style-name="ce2" office:value-type="float" office:value="6.08566152304411" calcext:value-type="float">
            <text:p>6.08566152304411</text:p>
          </table:table-cell>
          <table:table-cell table:style-name="ce2" office:value-type="float" office:value="11.6767469551414" calcext:value-type="float">
            <text:p>11.6767469551414</text:p>
          </table:table-cell>
          <table:table-cell table:style-name="ce2" office:value-type="float" office:value="22.6071931216866" calcext:value-type="float">
            <text:p>22.6071931216866</text:p>
          </table:table-cell>
          <table:table-cell table:style-name="ce2" office:value-type="float" office:value="44.4674409106374" calcext:value-type="float">
            <text:p>44.4674409106374</text:p>
          </table:table-cell>
          <table:table-cell/>
          <table:table-cell office:value-type="float" office:value="44.5576813692848" calcext:value-type="float">
            <text:p>44.5576813692848</text:p>
          </table:table-cell>
        </table:table-row>
        <table:table-row table:style-name="ro1">
          <table:table-cell table:style-name="ce2" office:value-type="string" calcext:value-type="string">
            <text:p>Thread Time</text:p>
          </table:table-cell>
          <table:table-cell table:style-name="ce2" office:value-type="float" office:value="2.44289930164814" calcext:value-type="float">
            <text:p>2.44289930164814</text:p>
          </table:table-cell>
          <table:table-cell table:style-name="ce2" office:value-type="float" office:value="3.66661053337157" calcext:value-type="float">
            <text:p>3.66661053337157</text:p>
          </table:table-cell>
          <table:table-cell table:style-name="ce2" office:value-type="float" office:value="6.05744460597634" calcext:value-type="float">
            <text:p>6.05744460597634</text:p>
          </table:table-cell>
          <table:table-cell table:style-name="ce2" office:value-type="float" office:value="11.2620150074363" calcext:value-type="float">
            <text:p>11.2620150074363</text:p>
          </table:table-cell>
          <table:table-cell table:style-name="ce2" office:value-type="float" office:value="24.4522193968296" calcext:value-type="float">
            <text:p>24.4522193968296</text:p>
          </table:table-cell>
          <table:table-cell table:style-name="ce2" office:value-type="float" office:value="45.8782084062696" calcext:value-type="float">
            <text:p>45.878208406269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verage Thread Time</text:p>
          </table:table-cell>
          <table:table-cell table:style-name="ce1" table:formula="of:=AVERAGE([.B20:.B22])" office:value-type="float" office:value="2.47733265720308" calcext:value-type="float">
            <text:p>2.47733265720308</text:p>
          </table:table-cell>
          <table:table-cell table:style-name="ce1" table:formula="of:=AVERAGE([.C20:.C22])" office:value-type="float" office:value="3.60240755043924" calcext:value-type="float">
            <text:p>3.60240755043924</text:p>
          </table:table-cell>
          <table:table-cell table:style-name="ce1" table:formula="of:=AVERAGE([.D20:.D22])" office:value-type="float" office:value="6.0905909029146" calcext:value-type="float">
            <text:p>6.0905909029146</text:p>
          </table:table-cell>
          <table:table-cell table:style-name="ce1" table:formula="of:=AVERAGE([.E20:.E22])" office:value-type="float" office:value="11.5653706323355" calcext:value-type="float">
            <text:p>11.5653706323355</text:p>
          </table:table-cell>
          <table:table-cell table:style-name="ce1" table:formula="of:=AVERAGE([.F20:.F22])" office:value-type="float" office:value="23.135233098641" calcext:value-type="float">
            <text:p>23.135233098641</text:p>
          </table:table-cell>
          <table:table-cell table:style-name="ce1" table:formula="of:=AVERAGE([.G20:.G22])" office:value-type="float" office:value="44.5576813692848" calcext:value-type="float">
            <text:p>44.5576813692848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2 Pods</text:p>
          </table:table-cell>
          <table:table-cell table:style-name="ce1" office:value-type="string" calcext:value-type="string">
            <text:p>1 Thread</text:p>
          </table:table-cell>
          <table:table-cell table:style-name="ce1" office:value-type="string" calcext:value-type="string">
            <text:p>2 Threads</text:p>
          </table:table-cell>
          <table:table-cell table:style-name="ce1" office:value-type="string" calcext:value-type="string">
            <text:p>4 Threads</text:p>
          </table:table-cell>
          <table:table-cell table:style-name="ce1" office:value-type="string" calcext:value-type="string">
            <text:p>8 Threads</text:p>
          </table:table-cell>
          <table:table-cell table:style-name="ce1" office:value-type="string" calcext:value-type="string">
            <text:p>16 Treads</text:p>
          </table:table-cell>
          <table:table-cell table:style-name="ce1" office:value-type="string" calcext:value-type="string">
            <text:p>32 Threads</text:p>
          </table:table-cell>
          <table:table-cell/>
          <table:table-cell office:value-type="string" calcext:value-type="string">
            <text:p>Avg Thread Time</text:p>
          </table:table-cell>
        </table:table-row>
        <table:table-row table:style-name="ro1">
          <table:table-cell table:style-name="ce2" office:value-type="string" calcext:value-type="string">
            <text:p>Total Script Time</text:p>
          </table:table-cell>
          <table:table-cell table:style-name="ce2" office:value-type="float" office:value="362.95835351944" calcext:value-type="float">
            <text:p>362.95835351944</text:p>
          </table:table-cell>
          <table:table-cell table:style-name="ce2" office:value-type="float" office:value="228.390220403671" calcext:value-type="float">
            <text:p>228.390220403671</text:p>
          </table:table-cell>
          <table:table-cell table:style-name="ce2" office:value-type="float" office:value="198.49861073494" calcext:value-type="float">
            <text:p>198.49861073494</text:p>
          </table:table-cell>
          <table:table-cell table:style-name="ce2" office:value-type="float" office:value="191.205511808395" calcext:value-type="float">
            <text:p>191.205511808395</text:p>
          </table:table-cell>
          <table:table-cell table:style-name="ce2" office:value-type="float" office:value="179.81840467453" calcext:value-type="float">
            <text:p>179.81840467453</text:p>
          </table:table-cell>
          <table:table-cell table:style-name="ce2" office:value-type="float" office:value="1033.24366283417" calcext:value-type="float">
            <text:p>1033.24366283417</text:p>
          </table:table-cell>
          <table:table-cell/>
          <table:table-cell office:value-type="float" office:value="2.75300196309884" calcext:value-type="float">
            <text:p>2.75300196309884</text:p>
          </table:table-cell>
        </table:table-row>
        <table:table-row table:style-name="ro1">
          <table:table-cell table:style-name="ce2" office:value-type="string" calcext:value-type="string">
            <text:p>Total Script Time</text:p>
          </table:table-cell>
          <table:table-cell table:style-name="ce2" office:value-type="float" office:value="357.073214292526" calcext:value-type="float">
            <text:p>357.073214292526</text:p>
          </table:table-cell>
          <table:table-cell table:style-name="ce2" office:value-type="float" office:value="225.565512180328" calcext:value-type="float">
            <text:p>225.565512180328</text:p>
          </table:table-cell>
          <table:table-cell table:style-name="ce2" office:value-type="float" office:value="192.2227602005" calcext:value-type="float">
            <text:p>192.2227602005</text:p>
          </table:table-cell>
          <table:table-cell table:style-name="ce2" office:value-type="float" office:value="192.860600709915" calcext:value-type="float">
            <text:p>192.860600709915</text:p>
          </table:table-cell>
          <table:table-cell table:style-name="ce2" office:value-type="float" office:value="179.479558944702" calcext:value-type="float">
            <text:p>179.479558944702</text:p>
          </table:table-cell>
          <table:table-cell table:style-name="ce2" office:value-type="float" office:value="1043.75420999527" calcext:value-type="float">
            <text:p>1043.75420999527</text:p>
          </table:table-cell>
          <table:table-cell/>
          <table:table-cell office:value-type="float" office:value="3.70159397150079" calcext:value-type="float">
            <text:p>3.70159397150079</text:p>
          </table:table-cell>
        </table:table-row>
        <table:table-row table:style-name="ro1">
          <table:table-cell table:style-name="ce2" office:value-type="string" calcext:value-type="string">
            <text:p>Total Script Time</text:p>
          </table:table-cell>
          <table:table-cell table:style-name="ce2" office:value-type="float" office:value="337.345682144165" calcext:value-type="float">
            <text:p>337.345682144165</text:p>
          </table:table-cell>
          <table:table-cell table:style-name="ce2" office:value-type="float" office:value="258.533482313156" calcext:value-type="float">
            <text:p>258.533482313156</text:p>
          </table:table-cell>
          <table:table-cell table:style-name="ce2" office:value-type="float" office:value="193.762749671936" calcext:value-type="float">
            <text:p>193.762749671936</text:p>
          </table:table-cell>
          <table:table-cell table:style-name="ce2" office:value-type="float" office:value="195.915583133698" calcext:value-type="float">
            <text:p>195.915583133698</text:p>
          </table:table-cell>
          <table:table-cell table:style-name="ce2" office:value-type="float" office:value="187.646098613739" calcext:value-type="float">
            <text:p>187.646098613739</text:p>
          </table:table-cell>
          <table:table-cell table:style-name="ce2" office:value-type="float" office:value="954.17387008667" calcext:value-type="float">
            <text:p>954.17387008667</text:p>
          </table:table-cell>
          <table:table-cell/>
          <table:table-cell office:value-type="float" office:value="5.9459515530616" calcext:value-type="float">
            <text:p>5.9459515530616</text:p>
          </table:table-cell>
        </table:table-row>
        <table:table-row table:style-name="ro1">
          <table:table-cell table:style-name="ce1" office:value-type="string" calcext:value-type="string">
            <text:p>Average Total Script Time</text:p>
          </table:table-cell>
          <table:table-cell table:style-name="ce1" table:formula="of:=AVERAGE([.B27:.B29])" office:value-type="float" office:value="352.45908331871" calcext:value-type="float">
            <text:p>352.45908331871</text:p>
          </table:table-cell>
          <table:table-cell table:style-name="ce1" table:formula="of:=AVERAGE([.C27:.C29])" office:value-type="float" office:value="237.496404965719" calcext:value-type="float">
            <text:p>237.496404965719</text:p>
          </table:table-cell>
          <table:table-cell table:style-name="ce1" table:formula="of:=AVERAGE([.D27:.D29])" office:value-type="float" office:value="194.828040202459" calcext:value-type="float">
            <text:p>194.828040202459</text:p>
          </table:table-cell>
          <table:table-cell table:style-name="ce1" table:formula="of:=AVERAGE([.E27:.E29])" office:value-type="float" office:value="193.327231884003" calcext:value-type="float">
            <text:p>193.327231884003</text:p>
          </table:table-cell>
          <table:table-cell table:style-name="ce1" table:formula="of:=AVERAGE([.F27:.F29])" office:value-type="float" office:value="182.31468741099" calcext:value-type="float">
            <text:p>182.31468741099</text:p>
          </table:table-cell>
          <table:table-cell table:style-name="ce1" table:formula="of:=AVERAGE([.G27:.G29])" office:value-type="float" office:value="1010.39058097204" calcext:value-type="float">
            <text:p>1010.39058097204</text:p>
          </table:table-cell>
          <table:table-cell/>
          <table:table-cell office:value-type="float" office:value="11.6875296756625" calcext:value-type="float">
            <text:p>11.6875296756625</text:p>
          </table:table-cell>
        </table:table-row>
        <table:table-row table:style-name="ro1">
          <table:table-cell table:style-name="ce2" office:value-type="string" calcext:value-type="string">
            <text:p>Thread Time</text:p>
          </table:table-cell>
          <table:table-cell table:style-name="ce2" office:value-type="float" office:value="2.83503425493836" calcext:value-type="float">
            <text:p>2.83503425493836</text:p>
          </table:table-cell>
          <table:table-cell table:style-name="ce2" office:value-type="float" office:value="3.55878655426204" calcext:value-type="float">
            <text:p>3.55878655426204</text:p>
          </table:table-cell>
          <table:table-cell table:style-name="ce2" office:value-type="float" office:value="6.04965528473258" calcext:value-type="float">
            <text:p>6.04965528473258</text:p>
          </table:table-cell>
          <table:table-cell table:style-name="ce2" office:value-type="float" office:value="11.5109687931836" calcext:value-type="float">
            <text:p>11.5109687931836</text:p>
          </table:table-cell>
          <table:table-cell table:style-name="ce2" office:value-type="float" office:value="21.634024458006" calcext:value-type="float">
            <text:p>21.634024458006</text:p>
          </table:table-cell>
          <table:table-cell table:style-name="ce2" office:value-type="float" office:value="38.5100347921252" calcext:value-type="float">
            <text:p>38.5100347921252</text:p>
          </table:table-cell>
          <table:table-cell/>
          <table:table-cell office:value-type="float" office:value="21.6674133179088" calcext:value-type="float">
            <text:p>21.6674133179088</text:p>
          </table:table-cell>
        </table:table-row>
        <table:table-row table:style-name="ro1">
          <table:table-cell table:style-name="ce2" office:value-type="string" calcext:value-type="string">
            <text:p>Thread Time</text:p>
          </table:table-cell>
          <table:table-cell table:style-name="ce2" office:value-type="float" office:value="2.78903791122138" calcext:value-type="float">
            <text:p>2.78903791122138</text:p>
          </table:table-cell>
          <table:table-cell table:style-name="ce2" office:value-type="float" office:value="3.51476776599884" calcext:value-type="float">
            <text:p>3.51476776599884</text:p>
          </table:table-cell>
          <table:table-cell table:style-name="ce2" office:value-type="float" office:value="5.9641058743" calcext:value-type="float">
            <text:p>5.9641058743</text:p>
          </table:table-cell>
          <table:table-cell table:style-name="ce2" office:value-type="float" office:value="11.6246063448489" calcext:value-type="float">
            <text:p>11.6246063448489</text:p>
          </table:table-cell>
          <table:table-cell table:style-name="ce2" office:value-type="float" office:value="21.7336180172861" calcext:value-type="float">
            <text:p>21.7336180172861</text:p>
          </table:table-cell>
          <table:table-cell table:style-name="ce2" office:value-type="float" office:value="36.866828430444" calcext:value-type="float">
            <text:p>36.866828430444</text:p>
          </table:table-cell>
          <table:table-cell/>
          <table:table-cell office:value-type="float" office:value="39.0622379630804" calcext:value-type="float">
            <text:p>39.0622379630804</text:p>
          </table:table-cell>
        </table:table-row>
        <table:table-row table:style-name="ro1">
          <table:table-cell table:style-name="ce2" office:value-type="string" calcext:value-type="string">
            <text:p>Thread Time</text:p>
          </table:table-cell>
          <table:table-cell table:style-name="ce2" office:value-type="float" office:value="2.63493372313678" calcext:value-type="float">
            <text:p>2.63493372313678</text:p>
          </table:table-cell>
          <table:table-cell table:style-name="ce2" office:value-type="float" office:value="4.0312275942415" calcext:value-type="float">
            <text:p>4.0312275942415</text:p>
          </table:table-cell>
          <table:table-cell table:style-name="ce2" office:value-type="float" office:value="5.82409350015223" calcext:value-type="float">
            <text:p>5.82409350015223</text:p>
          </table:table-cell>
          <table:table-cell table:style-name="ce2" office:value-type="float" office:value="11.9270138889551" calcext:value-type="float">
            <text:p>11.9270138889551</text:p>
          </table:table-cell>
          <table:table-cell table:style-name="ce2" office:value-type="float" office:value="21.6345974784344" calcext:value-type="float">
            <text:p>21.6345974784344</text:p>
          </table:table-cell>
          <table:table-cell table:style-name="ce2" office:value-type="float" office:value="41.809850666672" calcext:value-type="float">
            <text:p>41.80985066667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verage Thread Time</text:p>
          </table:table-cell>
          <table:table-cell table:style-name="ce1" table:formula="of:=AVERAGE([.B31:.B33])" office:value-type="float" office:value="2.75300196309884" calcext:value-type="float">
            <text:p>2.75300196309884</text:p>
          </table:table-cell>
          <table:table-cell table:style-name="ce1" table:formula="of:=AVERAGE([.C31:.C33])" office:value-type="float" office:value="3.70159397150079" calcext:value-type="float">
            <text:p>3.70159397150079</text:p>
          </table:table-cell>
          <table:table-cell table:style-name="ce1" table:formula="of:=AVERAGE([.D31:.D33])" office:value-type="float" office:value="5.9459515530616" calcext:value-type="float">
            <text:p>5.9459515530616</text:p>
          </table:table-cell>
          <table:table-cell table:style-name="ce1" table:formula="of:=AVERAGE([.E31:.E33])" office:value-type="float" office:value="11.6875296756625" calcext:value-type="float">
            <text:p>11.6875296756625</text:p>
          </table:table-cell>
          <table:table-cell table:style-name="ce1" table:formula="of:=AVERAGE([.F31:.F33])" office:value-type="float" office:value="21.6674133179088" calcext:value-type="float">
            <text:p>21.6674133179088</text:p>
          </table:table-cell>
          <table:table-cell table:style-name="ce1" table:formula="of:=AVERAGE([.G31:.G33])" office:value-type="float" office:value="39.0622379630804" calcext:value-type="float">
            <text:p>39.0622379630804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3 Pods</text:p>
          </table:table-cell>
          <table:table-cell table:style-name="ce1" office:value-type="string" calcext:value-type="string">
            <text:p>1 Thread</text:p>
          </table:table-cell>
          <table:table-cell table:style-name="ce1" office:value-type="string" calcext:value-type="string">
            <text:p>2 Threads</text:p>
          </table:table-cell>
          <table:table-cell table:style-name="ce1" office:value-type="string" calcext:value-type="string">
            <text:p>4 Threads</text:p>
          </table:table-cell>
          <table:table-cell table:style-name="ce1" office:value-type="string" calcext:value-type="string">
            <text:p>8 Threads</text:p>
          </table:table-cell>
          <table:table-cell table:style-name="ce1" office:value-type="string" calcext:value-type="string">
            <text:p>16 Treads</text:p>
          </table:table-cell>
          <table:table-cell table:style-name="ce1" office:value-type="string" calcext:value-type="string">
            <text:p>32 Threads</text:p>
          </table:table-cell>
          <table:table-cell/>
          <table:table-cell office:value-type="string" calcext:value-type="string">
            <text:p>Avg Thread Time</text:p>
          </table:table-cell>
        </table:table-row>
        <table:table-row table:style-name="ro1">
          <table:table-cell table:style-name="ce2" office:value-type="string" calcext:value-type="string">
            <text:p>Total Script Time</text:p>
          </table:table-cell>
          <table:table-cell table:style-name="ce2" office:value-type="float" office:value="317.238335609436" calcext:value-type="float">
            <text:p>317.238335609436</text:p>
          </table:table-cell>
          <table:table-cell table:style-name="ce2" office:value-type="float" office:value="210.297337770462" calcext:value-type="float">
            <text:p>210.297337770462</text:p>
          </table:table-cell>
          <table:table-cell table:style-name="ce2" office:value-type="float" office:value="188.255284309387" calcext:value-type="float">
            <text:p>188.255284309387</text:p>
          </table:table-cell>
          <table:table-cell table:style-name="ce2" office:value-type="float" office:value="176.398792266846" calcext:value-type="float">
            <text:p>176.398792266846</text:p>
          </table:table-cell>
          <table:table-cell table:style-name="ce2" office:value-type="float" office:value="179.897104263306" calcext:value-type="float">
            <text:p>179.897104263306</text:p>
          </table:table-cell>
          <table:table-cell table:style-name="ce2" office:value-type="float" office:value="220.883084058762" calcext:value-type="float">
            <text:p>220.883084058762</text:p>
          </table:table-cell>
          <table:table-cell/>
          <table:table-cell office:value-type="float" office:value="2.55821420438588" calcext:value-type="float">
            <text:p>2.55821420438588</text:p>
          </table:table-cell>
        </table:table-row>
        <table:table-row table:style-name="ro1">
          <table:table-cell table:style-name="ce2" office:value-type="string" calcext:value-type="string">
            <text:p>Total Script Time</text:p>
          </table:table-cell>
          <table:table-cell table:style-name="ce2" office:value-type="float" office:value="307.857760190964" calcext:value-type="float">
            <text:p>307.857760190964</text:p>
          </table:table-cell>
          <table:table-cell table:style-name="ce2" office:value-type="float" office:value="224.770043611526" calcext:value-type="float">
            <text:p>224.770043611526</text:p>
          </table:table-cell>
          <table:table-cell table:style-name="ce2" office:value-type="float" office:value="192.710247755051" calcext:value-type="float">
            <text:p>192.710247755051</text:p>
          </table:table-cell>
          <table:table-cell table:style-name="ce2" office:value-type="float" office:value="175.976418972015" calcext:value-type="float">
            <text:p>175.976418972015</text:p>
          </table:table-cell>
          <table:table-cell table:style-name="ce2" office:value-type="float" office:value="261.561933755875" calcext:value-type="float">
            <text:p>261.561933755875</text:p>
          </table:table-cell>
          <table:table-cell table:style-name="ce2" office:value-type="float" office:value="1022.42319917679" calcext:value-type="float">
            <text:p>1022.42319917679</text:p>
          </table:table-cell>
          <table:table-cell/>
          <table:table-cell office:value-type="float" office:value="3.41986277078589" calcext:value-type="float">
            <text:p>3.41986277078589</text:p>
          </table:table-cell>
        </table:table-row>
        <table:table-row table:style-name="ro1">
          <table:table-cell table:style-name="ce2" office:value-type="string" calcext:value-type="string">
            <text:p>Total Script Time</text:p>
          </table:table-cell>
          <table:table-cell table:style-name="ce2" office:value-type="float" office:value="357.471064567566" calcext:value-type="float">
            <text:p>357.471064567566</text:p>
          </table:table-cell>
          <table:table-cell table:style-name="ce2" office:value-type="float" office:value="230.165886640549" calcext:value-type="float">
            <text:p>230.165886640549</text:p>
          </table:table-cell>
          <table:table-cell table:style-name="ce2" office:value-type="float" office:value="184.784064054489" calcext:value-type="float">
            <text:p>184.784064054489</text:p>
          </table:table-cell>
          <table:table-cell table:style-name="ce2" office:value-type="float" office:value="176.504858255386" calcext:value-type="float">
            <text:p>176.504858255386</text:p>
          </table:table-cell>
          <table:table-cell table:style-name="ce2" office:value-type="float" office:value="182.554667949677" calcext:value-type="float">
            <text:p>182.554667949677</text:p>
          </table:table-cell>
          <table:table-cell table:style-name="ce2" office:value-type="float" office:value="197.3909034729" calcext:value-type="float">
            <text:p>197.3909034729</text:p>
          </table:table-cell>
          <table:table-cell/>
          <table:table-cell office:value-type="float" office:value="5.73162462065617" calcext:value-type="float">
            <text:p>5.73162462065617</text:p>
          </table:table-cell>
        </table:table-row>
        <table:table-row table:style-name="ro1">
          <table:table-cell table:style-name="ce1" office:value-type="string" calcext:value-type="string">
            <text:p>Average Total Script Time</text:p>
          </table:table-cell>
          <table:table-cell table:style-name="ce1" table:formula="of:=AVERAGE([.B38:.B40])" office:value-type="float" office:value="327.522386789322" calcext:value-type="float">
            <text:p>327.522386789322</text:p>
          </table:table-cell>
          <table:table-cell table:style-name="ce1" table:formula="of:=AVERAGE([.C38:.C40])" office:value-type="float" office:value="221.744422674179" calcext:value-type="float">
            <text:p>221.744422674179</text:p>
          </table:table-cell>
          <table:table-cell table:style-name="ce1" table:formula="of:=AVERAGE([.D38:.D40])" office:value-type="float" office:value="188.583198706309" calcext:value-type="float">
            <text:p>188.583198706309</text:p>
          </table:table-cell>
          <table:table-cell table:style-name="ce1" table:formula="of:=AVERAGE([.E38:.E40])" office:value-type="float" office:value="176.293356498082" calcext:value-type="float">
            <text:p>176.293356498082</text:p>
          </table:table-cell>
          <table:table-cell table:style-name="ce1" table:formula="of:=AVERAGE([.F38:.F40])" office:value-type="float" office:value="208.004568656286" calcext:value-type="float">
            <text:p>208.004568656286</text:p>
          </table:table-cell>
          <table:table-cell table:style-name="ce1" table:formula="of:=AVERAGE([.G38:.G40])" office:value-type="float" office:value="480.232395569484" calcext:value-type="float">
            <text:p>480.232395569484</text:p>
          </table:table-cell>
          <table:table-cell/>
          <table:table-cell office:value-type="float" office:value="10.8692081297437" calcext:value-type="float">
            <text:p>10.8692081297437</text:p>
          </table:table-cell>
        </table:table-row>
        <table:table-row table:style-name="ro1">
          <table:table-cell table:style-name="ce2" office:value-type="string" calcext:value-type="string">
            <text:p>Thread Time</text:p>
          </table:table-cell>
          <table:table-cell table:style-name="ce2" office:value-type="float" office:value="2.47785388492048" calcext:value-type="float">
            <text:p>2.47785388492048</text:p>
          </table:table-cell>
          <table:table-cell table:style-name="ce2" office:value-type="float" office:value="3.27914815209806" calcext:value-type="float">
            <text:p>3.27914815209806</text:p>
          </table:table-cell>
          <table:table-cell table:style-name="ce2" office:value-type="float" office:value="5.7619890794158" calcext:value-type="float">
            <text:p>5.7619890794158</text:p>
          </table:table-cell>
          <table:table-cell table:style-name="ce2" office:value-type="float" office:value="10.8417074643075" calcext:value-type="float">
            <text:p>10.8417074643075</text:p>
          </table:table-cell>
          <table:table-cell table:style-name="ce2" office:value-type="float" office:value="21.7431011423469" calcext:value-type="float">
            <text:p>21.7431011423469</text:p>
          </table:table-cell>
          <table:table-cell table:style-name="ce2" office:value-type="float" office:value="42.5370413735509" calcext:value-type="float">
            <text:p>42.5370413735509</text:p>
          </table:table-cell>
          <table:table-cell/>
          <table:table-cell office:value-type="float" office:value="21.6967345289886" calcext:value-type="float">
            <text:p>21.6967345289886</text:p>
          </table:table-cell>
        </table:table-row>
        <table:table-row table:style-name="ro1">
          <table:table-cell table:style-name="ce2" office:value-type="string" calcext:value-type="string">
            <text:p>Thread Time</text:p>
          </table:table-cell>
          <table:table-cell table:style-name="ce2" office:value-type="float" office:value="2.40455155260861" calcext:value-type="float">
            <text:p>2.40455155260861</text:p>
          </table:table-cell>
          <table:table-cell table:style-name="ce2" office:value-type="float" office:value="3.38788177445531" calcext:value-type="float">
            <text:p>3.38788177445531</text:p>
          </table:table-cell>
          <table:table-cell table:style-name="ce2" office:value-type="float" office:value="5.72476176172495" calcext:value-type="float">
            <text:p>5.72476176172495</text:p>
          </table:table-cell>
          <table:table-cell table:style-name="ce2" office:value-type="float" office:value="10.8756906352937" calcext:value-type="float">
            <text:p>10.8756906352937</text:p>
          </table:table-cell>
          <table:table-cell table:style-name="ce2" office:value-type="float" office:value="21.9599461909384" calcext:value-type="float">
            <text:p>21.9599461909384</text:p>
          </table:table-cell>
          <table:table-cell table:style-name="ce2" office:value-type="float" office:value="38.9693872239441" calcext:value-type="float">
            <text:p>38.9693872239441</text:p>
          </table:table-cell>
          <table:table-cell/>
          <table:table-cell office:value-type="float" office:value="41.154124536862" calcext:value-type="float">
            <text:p>41.154124536862</text:p>
          </table:table-cell>
        </table:table-row>
        <table:table-row table:style-name="ro1">
          <table:table-cell table:style-name="ce2" office:value-type="string" calcext:value-type="string">
            <text:p>Thread Time</text:p>
          </table:table-cell>
          <table:table-cell table:style-name="ce2" office:value-type="float" office:value="2.79223717562854" calcext:value-type="float">
            <text:p>2.79223717562854</text:p>
          </table:table-cell>
          <table:table-cell table:style-name="ce2" office:value-type="float" office:value="3.5925583858043" calcext:value-type="float">
            <text:p>3.5925583858043</text:p>
          </table:table-cell>
          <table:table-cell table:style-name="ce2" office:value-type="float" office:value="5.70812302082777" calcext:value-type="float">
            <text:p>5.70812302082777</text:p>
          </table:table-cell>
          <table:table-cell table:style-name="ce2" office:value-type="float" office:value="10.8902262896299" calcext:value-type="float">
            <text:p>10.8902262896299</text:p>
          </table:table-cell>
          <table:table-cell table:style-name="ce2" office:value-type="float" office:value="21.3871562536806" calcext:value-type="float">
            <text:p>21.3871562536806</text:p>
          </table:table-cell>
          <table:table-cell table:style-name="ce2" office:value-type="float" office:value="41.955945013091" calcext:value-type="float">
            <text:p>41.95594501309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verage Thread Time</text:p>
          </table:table-cell>
          <table:table-cell table:style-name="ce1" table:formula="of:=AVERAGE([.B42:.B44])" office:value-type="float" office:value="2.55821420438588" calcext:value-type="float">
            <text:p>2.55821420438588</text:p>
          </table:table-cell>
          <table:table-cell table:style-name="ce1" table:formula="of:=AVERAGE([.C42:.C44])" office:value-type="float" office:value="3.41986277078589" calcext:value-type="float">
            <text:p>3.41986277078589</text:p>
          </table:table-cell>
          <table:table-cell table:style-name="ce1" table:formula="of:=AVERAGE([.D42:.D44])" office:value-type="float" office:value="5.73162462065617" calcext:value-type="float">
            <text:p>5.73162462065617</text:p>
          </table:table-cell>
          <table:table-cell table:style-name="ce1" table:formula="of:=AVERAGE([.E42:.E44])" office:value-type="float" office:value="10.8692081297437" calcext:value-type="float">
            <text:p>10.8692081297437</text:p>
          </table:table-cell>
          <table:table-cell table:style-name="ce1" table:formula="of:=AVERAGE([.F42:.F44])" office:value-type="float" office:value="21.6967345289886" calcext:value-type="float">
            <text:p>21.6967345289886</text:p>
          </table:table-cell>
          <table:table-cell table:style-name="ce1" table:formula="of:=AVERAGE([.G42:.G44])" office:value-type="float" office:value="41.154124536862" calcext:value-type="float">
            <text:p>41.15412453686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9">00/00/0000</text:date>, <text:time style:data-style-name="N2" text:time-value="16:54:51.7683526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2T21:40:14.397074954</meta:creation-date>
    <dc:date>2020-05-09T12:52:05.415627643</dc:date>
    <meta:editing-duration>P1DT7H44M28S</meta:editing-duration>
    <meta:editing-cycles>21</meta:editing-cycles>
    <meta:generator>LibreOffice/6.0.7.3$Linux_X86_64 LibreOffice_project/00m0$Build-3</meta:generator>
    <meta:document-statistic meta:table-count="1" meta:cell-count="23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7cm" svg:height="9.005cm" xlink:href=".." xlink:type="simple" chart:class="chart:line" chart:style-name="ch1">
        <chart:legend chart:legend-position="end" svg:x="-0.21cm" svg:y="-0.001cm" style:legend-expansion="high" chart:style-name="ch2"/>
        <chart:plot-area chart:style-name="ch3" table:cell-range-address="Sheet1.D4:Sheet1.F4" chart:data-source-has-labels="row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Sheet1.D4:Sheet1.F4"/>
          </chart:axis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36cm" svg:height="9.323cm" xlink:href=".." xlink:type="simple" chart:class="chart:line" chart:style-name="ch1">
        <chart:title svg:x="6.691cm" svg:y="0.322cm" chart:style-name="ch2">
          <text:p>Experiments</text:p>
        </chart:title>
        <chart:legend chart:legend-position="end" svg:x="12.972cm" svg:y="3.117cm" style:legend-expansion="high" chart:style-name="ch3"/>
        <chart:plot-area chart:style-name="ch4" table:cell-range-address="Sheet1.B2:Sheet1.G8" chart:data-source-has-labels="both" svg:x="1.331cm" svg:y="1.287cm" svg:width="11.321cm" svg:height="6.869cm">
          <chartooo:coordinate-region svg:x="1.952cm" svg:y="1.486cm" svg:width="10.606cm" svg:height="6.023cm"/>
          <chart:axis chart:dimension="x" chart:name="primary-x" chart:style-name="ch5" chartooo:axis-type="text">
            <chart:title svg:x="6.114cm" svg:y="8.342cm" chart:style-name="ch6">
              <text:p>No. of pods</text:p>
            </chart:title>
            <chart:categories table:cell-range-address="Sheet1.C2:Sheet1.G2"/>
          </chart:axis>
          <chart:axis chart:dimension="y" chart:name="primary-y" chart:style-name="ch7">
            <chart:title svg:x="0.451cm" svg:y="6.141cm" chart:style-name="ch8">
              <text:p>Response Time (s)</text:p>
            </chart:title>
          </chart:axis>
          <chart:series chart:style-name="ch9" chart:values-cell-range-address="Sheet1.C3:Sheet1.G3" chart:label-cell-address="Sheet1.B3:Sheet1.B3" chart:class="chart:line">
            <chart:data-point chart:repeated="5"/>
          </chart:series>
          <chart:series chart:style-name="ch10" chart:values-cell-range-address="Sheet1.C4:Sheet1.G4" chart:label-cell-address="Sheet1.B4:Sheet1.B4" chart:class="chart:line">
            <chart:data-point chart:repeated="5"/>
          </chart:series>
          <chart:series chart:style-name="ch11" chart:values-cell-range-address="Sheet1.C5:Sheet1.G5" chart:label-cell-address="Sheet1.B5:Sheet1.B5" chart:class="chart:line">
            <chart:data-point chart:repeated="5"/>
          </chart:series>
          <chart:series chart:style-name="ch12" chart:values-cell-range-address="Sheet1.C6:Sheet1.G6" chart:label-cell-address="Sheet1.B6:Sheet1.B6" chart:class="chart:line">
            <chart:data-point chart:repeated="5"/>
          </chart:series>
          <chart:series chart:style-name="ch13" chart:values-cell-range-address="Sheet1.C7:Sheet1.G7" chart:label-cell-address="Sheet1.B7:Sheet1.B7" chart:class="chart:line">
            <chart:data-point chart:repeated="5"/>
          </chart:series>
          <chart:series chart:style-name="ch14" chart:values-cell-range-address="Sheet1.C8:Sheet1.G8" chart:label-cell-address="Sheet1.B8:Sheet1.B8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Sheet1.C2:Sheet1.G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1 Thead</text:p>
                <draw:g>
                  <svg:desc>Sheet1.B3:Sheet1.B3</svg:desc>
                </draw:g>
              </table:table-cell>
              <table:table-cell office:value-type="float" office:value="NaN">
                <text:p>NaN</text:p>
                <draw:g>
                  <svg:desc>Sheet1.C3:Sheet1.G3</svg:desc>
                </draw:g>
              </table:table-cell>
              <table:table-cell office:value-type="float" office:value="2.47733265720308">
                <text:p>2.47733265720308</text:p>
              </table:table-cell>
              <table:table-cell office:value-type="float" office:value="2.75300196309884">
                <text:p>2.75300196309884</text:p>
              </table:table-cell>
              <table:table-cell office:value-type="float" office:value="2.55821420438588">
                <text:p>2.55821420438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 Threads</text:p>
                <draw:g>
                  <svg:desc>Sheet1.B4:Sheet1.B4</svg:desc>
                </draw:g>
              </table:table-cell>
              <table:table-cell office:value-type="float" office:value="NaN">
                <text:p>NaN</text:p>
                <draw:g>
                  <svg:desc>Sheet1.C4:Sheet1.G4</svg:desc>
                </draw:g>
              </table:table-cell>
              <table:table-cell office:value-type="float" office:value="3.60240755043924">
                <text:p>3.60240755043924</text:p>
              </table:table-cell>
              <table:table-cell office:value-type="float" office:value="3.70159397150079">
                <text:p>3.70159397150079</text:p>
              </table:table-cell>
              <table:table-cell office:value-type="float" office:value="3.41986277078589">
                <text:p>3.419862770785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 Threads</text:p>
                <draw:g>
                  <svg:desc>Sheet1.B5:Sheet1.B5</svg:desc>
                </draw:g>
              </table:table-cell>
              <table:table-cell office:value-type="float" office:value="NaN">
                <text:p>NaN</text:p>
                <draw:g>
                  <svg:desc>Sheet1.C5:Sheet1.G5</svg:desc>
                </draw:g>
              </table:table-cell>
              <table:table-cell office:value-type="float" office:value="6.0905909029146">
                <text:p>6.0905909029146</text:p>
              </table:table-cell>
              <table:table-cell office:value-type="float" office:value="5.9459515530616">
                <text:p>5.9459515530616</text:p>
              </table:table-cell>
              <table:table-cell office:value-type="float" office:value="5.73162462065617">
                <text:p>5.731624620656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 Threads</text:p>
                <draw:g>
                  <svg:desc>Sheet1.B6:Sheet1.B6</svg:desc>
                </draw:g>
              </table:table-cell>
              <table:table-cell office:value-type="float" office:value="NaN">
                <text:p>NaN</text:p>
                <draw:g>
                  <svg:desc>Sheet1.C6:Sheet1.G6</svg:desc>
                </draw:g>
              </table:table-cell>
              <table:table-cell office:value-type="float" office:value="11.5653706323355">
                <text:p>11.5653706323355</text:p>
              </table:table-cell>
              <table:table-cell office:value-type="float" office:value="11.6875296756625">
                <text:p>11.6875296756625</text:p>
              </table:table-cell>
              <table:table-cell office:value-type="float" office:value="10.8692081297437">
                <text:p>10.86920812974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 Treads</text:p>
                <draw:g>
                  <svg:desc>Sheet1.B7:Sheet1.B7</svg:desc>
                </draw:g>
              </table:table-cell>
              <table:table-cell office:value-type="float" office:value="NaN">
                <text:p>NaN</text:p>
                <draw:g>
                  <svg:desc>Sheet1.C7:Sheet1.G7</svg:desc>
                </draw:g>
              </table:table-cell>
              <table:table-cell office:value-type="float" office:value="23.135233098641">
                <text:p>23.135233098641</text:p>
              </table:table-cell>
              <table:table-cell office:value-type="float" office:value="21.6674133179088">
                <text:p>21.6674133179088</text:p>
              </table:table-cell>
              <table:table-cell office:value-type="float" office:value="21.6967345289886">
                <text:p>21.6967345289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 Threads</text:p>
                <draw:g>
                  <svg:desc>Sheet1.B8:Sheet1.B8</svg:desc>
                </draw:g>
              </table:table-cell>
              <table:table-cell office:value-type="float" office:value="NaN">
                <text:p>NaN</text:p>
                <draw:g>
                  <svg:desc>Sheet1.C8:Sheet1.G8</svg:desc>
                </draw:g>
              </table:table-cell>
              <table:table-cell office:value-type="float" office:value="44.5576813692848">
                <text:p>44.5576813692848</text:p>
              </table:table-cell>
              <table:table-cell office:value-type="float" office:value="39.0622379630804">
                <text:p>39.0622379630804</text:p>
              </table:table-cell>
              <table:table-cell office:value-type="float" office:value="41.154124536862">
                <text:p>41.15412453686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